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510298" text:style-name="L1">
        <text:list-item>
          <text:p text:style-name="P1">Demarrage</text:p>
        </text:list-item>
      </text:list>
      <text:p text:style-name="Standard"/>
      <text:p text:style-name="Standard"><text:tab/>Pour démarrer le client C++ , il suffit de lancer l'executable ou encore de passer par un outil de développement tel que netBeans , eclipse ou autre . Client est fait en mode console , il ne reste qu'à suivre les directives proposées via les différents menus .</text:p>
      <text:p text:style-name="Standard"><text:tab/></text:p>
      <text:p text:style-name="Standard"/>
      <text:list xml:id="list37161213" text:continue-numbering="true" text:style-name="L1">
        <text:list-item>
          <text:p text:style-name="P1">Mode non connecté</text:p>
        </text:list-item>
      </text:list>
      <text:p text:style-name="Standard"/>
      <text:p text:style-name="Standard"><text:tab/>Plusieur choix sont proposé à l'utilisateur : se connecter , obtenir des informations sur le joueur , creer un compte , changer de pseudo , changer de mot de passe . Chacune de ces actions impliquent une connection , néanmoins , mis à part dans le cas où l'on fait le choix de se connecter , il nous est permis de choisir à la suite de ces actions soit de se déconnecter , soit de continuer en mode non connecté , soit de continuer en mode connecté .</text:p>
      <text:p text:style-name="Standard"><text:tab/>Dans le cas où l'on choisi l'action se connecter , on entre alors en mode connecté.</text:p>
      <text:p text:style-name="Standard"/>
      <text:list xml:id="list37180251" text:continue-numbering="true" text:style-name="L1">
        <text:list-item>
          <text:p text:style-name="P1">Mode connecté</text:p>
        </text:list-item>
      </text:list>
      <text:p text:style-name="Standard"/>
      <text:p text:style-name="Standard"><text:tab/>Le mode connecté lui implique une connexion avec mot de passe , puis propose un nouveau menu . Les choix sont simples , on peut voir les parties en cours , rejoindre une partie <text:s/>ou encore creer une partie . Le déroulement des parties se fait alors en communication avec le serveur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3H23M30S</meta:editing-duration>
    <meta:editing-cycles>4</meta:editing-cycles>
    <meta:generator>OpenOffice.org/3.1$Win32 OpenOffice.org_project/310m19$Build-9420</meta:generator>
    <dc:date>2012-05-07T17:03:58.26</dc:date>
    <dc:creator>Titouan Le Goc</dc:creator>
    <meta:document-statistic meta:table-count="0" meta:image-count="0" meta:object-count="0" meta:page-count="1" meta:paragraph-count="8" meta:word-count="214" meta:character-count="1125"/>
    <meta:user-defined meta:name="Info 1"/>
    <meta:user-defined meta:name="Info 2"/>
    <meta:user-defined meta:name="Info 3"/>
    <meta:user-defined meta:name="Info 4"/>
  </office:meta>
</office:document-meta>
</file>